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style:font-size-asian="18pt" style:font-name-complex="Times New Roman1" style:font-size-complex="18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4"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GoBack"/><text:span text:style-name="T1"><text:s/></text:span></text:p>
      <text:p text:style-name="P2"><text:span text:style-name="T1">Hyväntekijät pyöräilevvä <text:s/></text:span></text:p>
      <text:p text:style-name="P2"><text:span text:style-name="T1">”Rintaa lämmittää” <text:s/></text:span></text:p>
      <text:p text:style-name="P2"><text:span text:style-name="T1">HAAPARANTA</text:span></text:p>
      <text:p text:style-name="P2"><text:span text:style-name="T3">Kiirastuorestain iltapäivä oli hullun tekevä Ica:n etuhallissa. <text:s/></text:span></text:p>
      <text:p text:style-name="P2"><text:span text:style-name="T3">Team Rynkeby – järjestön pyöräilijät kokoavva rahhaa Barncancerfondenhiin kahen rathaan ja neljän jalan päälä. <text:s/></text:span></text:p>
      <text:p text:style-name="P2"><text:span text:style-name="T3">Haaparannanlehti ja misunäärit saava yllättävän ihmisyyen oppitiiman. <text:s/></text:span></text:p>
      <text:p text:style-name="P2"><text:span text:style-name="T1">Rynkeby – aatos tullee alunperin Tanskasta, mutta se oon vuesta 2002 kasunu pohjosmaiseksi ilmiöksi. <text:s/></text:span></text:p>
      <text:p text:style-name="P2"><text:span text:style-name="T1">Missä Luulajan polisit Jan Lundmark ja Petra Freudenthal osalistuva Malmö-osaston eustajinna. <text:s/></text:span></text:p>
      <text:p text:style-name="P2"><text:span text:style-name="T1">– Valitettavasti Pohjos-Ruottissa ei ole kerhoja. Mutta mie olen kotosin Ystadista niin luonolinen kytkintä oon olemassa, selittää Petra. <text:s/></text:span></text:p>
      <text:p text:style-name="P2"><text:span text:style-name="T1">Freudenthal oon vaikuttava hyväntekijä muila puolila kans. </text:span></text:p>
      <text:p text:style-name="P2"><text:span text:style-name="T1">– Minun työssä mie kohthaan paljon ihmisiä ja elläimiä, jokka varisevva systeemin toolien välistä, se kertoo. <text:s/></text:span></text:p>
      <text:p text:style-name="P2"><text:span text:style-name="T1">Petra Freudenthal esittää haittavia tosiasioita. <text:s/></text:span></text:p>
      <text:p text:style-name="P2"><text:span text:style-name="T1">– Häätyy sanoa, ette tavalisimat lahjottajat oon ihmiset, joila ittelä oon taikka oon ollu hankaluuksia. Tänä päivänä tuli esimerkiksi ensimäinen lantti henkilöltä, jonka läänin polisit tunteva hyvin. </text:span></text:p>
      <text:p text:style-name="P2"><text:span text:style-name="T1">Keski-ikäset vaimot, ”kulttuuritätit” ja pansunäärit oon hööliä antajia. Miehet, jokka oon 30. ja 50. välilä ei osalistu paljon ollenkhaan. <text:s/></text:span></text:p>
      <text:p text:style-name="P2"><text:span text:style-name="T1">Keskelä juttelua tapahtuu jotaki, mikä muuttaa Freudenthalin teesit ilmestykseksi ja kivitauluksi. Jan Lundmarkin rahakukkarolle astuu se nuori vaimonpuoli joka kerjää sisäovien välissä ja se pannee aikamoisen osan päivän kootuista lantista rahakukkarhoon. Seurakunta vaikenee ja älyää mitä osottamolla tapahtuu ja sitä seuraa kuvvaaminen. </text:span></text:p>
      <text:p text:style-name="P3"/>
      <text:p text:style-name="P2"><text:span text:style-name="T3">Ihmisennä olemista <text:s/></text:span></text:p>
      <text:p text:style-name="P2"><text:span text:style-name="T1">Tämä nuori vaimo, kotisin Rymäniästä, kirjottaa koko nimensä allekirjotetun kirjotuskirhjaan. </text:span></text:p>
      <text:p text:style-name="P2"><text:span text:style-name="T1">– Mutta kaikin sanova minua Anaksi, se sannoo englanniksi ja hymmyillee arasti. <text:s/></text:span></text:p>
      <text:p text:style-name="P2"><text:span text:style-name="T1">Stokholmari Mats Eriksson oon selskaapin työhevonen, joka istuu ja polkee motsuunihoijiksi muutettua italialaista raceria. Kyynelheet kohta tuleva ko se ottaa puhheeksi. <text:s/></text:span></text:p>
      <text:p text:style-name="P2"><text:span text:style-name="T1">– Tämä oli tämän päivän anti. Rintaa lämmittää. Erikssonin innotus oon peräsin elämän koettelemuksista ja pienen liikheen hoitamisesta. <text:s/></text:span></text:p>
      <text:p text:style-name="P3"/>
      <text:p text:style-name="P2"><text:span text:style-name="T3">Yheksän nappia </text:span></text:p>
      <text:p text:style-name="P2"><text:span text:style-name="T1">Mats Eriksson sai 2011 kunniaosotuksen ”Årets lobbyist” sen jälkhiin ko se oli tehny riikinkattavia kiertoreisuja monena vuona aleman ravintolamomsin puolesta. Tiet yhyit esimerkiksi tämän jutun kirjottajan kans Mataringin markkinoila 2012. <text:s/></text:span></text:p>
      <text:p text:style-name="P2"><text:soft-page-break/><text:span text:style-name="T1">– Se reisu opetti mulle paljon. Jolle olkapäitä kohhautethaan suurissa kaupunkissa saattaa pienimissä paikkakunnissa olla elintärkeä päätös. <text:s/></text:span></text:p>
      <text:p text:style-name="P2"><text:span text:style-name="T1">Puhheessa ollen siittä, mitä saathiin kokhoon, Eriksson soittaa puojin kokkouksen jälkheisennä päivänä. </text:span></text:p>
      <text:p text:style-name="P2"><text:span text:style-name="T1">– Met saima kokhoon 4.500 kruunua Barncancerfondenhiin. Ei lainkhaan paha, häh? <text:s/></text:span></text:p>
      <text:p text:style-name="P2"><text:span text:style-name="T1">Ko kauppamies Kåre Mogemark oli luvanu antaa yhtä paljon ko Team Rynkeby saapi kokhoon niin koko rahasumma oon peräti 9.000 kruunua. <text:s/></text:span></text:p>
      <text:p text:style-name="P2"><text:span text:style-name="T1">Ja reisu jatkuu. <text:s/></text:span></text:p>
      <text:p text:style-name="P2"><text:span text:style-name="T3">Bild: God sak2.jpg </text:span><text:span text:style-name="T1">97</text:span></text:p>
      <text:p text:style-name="P2"><text:span text:style-name="T2">Lasse Stenman, namn</text:span></text:p>
      <text:p text:style-name="P2"><text:span text:style-name="T1">Fi Ihmiset, joila oon samat tarpheet, mutta eri eelytyksiä. Vasemalta: Jan, Ana, Mats ja Petra.</text:span></text:p>
      <text:p text:style-name="P1"/>
      <text:p text:style-name="Standard"><text:span text:style-name="T1">Meänkielennös: Bengt Pohjanen<text:line-break/>Ekale: Rintaa lämmittävvä työtä lasten hyväksi</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 Pohjanen</meta:initial-creator>
    <dc:creator>Bengt</dc:creator>
    <meta:editing-cycles>8</meta:editing-cycles>
    <meta:creation-date>2016-03-29T10:49:00</meta:creation-date>
    <dc:date>2016-03-30T06:28:00</dc:date>
    <meta:editing-duration>PT2H38M</meta:editing-duration>
    <meta:generator>LibreOffice/6.4.6.2$Linux_X86_64 LibreOffice_project/40$Build-2</meta:generator>
    <meta:document-statistic meta:table-count="0" meta:image-count="0" meta:object-count="0" meta:page-count="2" meta:paragraph-count="32" meta:word-count="373" meta:character-count="2993" meta:non-whitespace-character-count="2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